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6.634cm"/>
      <style:paragraph-properties style:writing-mode="lr-tb"/>
    </style:style>
    <style:style style:name="pr5" style:family="presentation" style:parent-style-name="Обычный-subtitle">
      <style:graphic-properties draw:fill-color="#ffffff" fo:min-height="9.91cm"/>
      <style:paragraph-properties style:writing-mode="lr-tb"/>
    </style:style>
    <style:style style:name="pr6" style:family="presentation" style:parent-style-name="Обычный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Обработка исключений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Актуальность</text:p>
          </draw:text-box>
        </draw:frame>
        <draw:frame presentation:style-name="pr2" draw:text-style-name="P4" draw:layer="layout" svg:width="25.199cm" svg:height="9.134cm" svg:x="1.4cm" svg:y="3.683cm" presentation:class="subtitle" presentation:user-transformed="true">
          <draw:text-box>
            <text:p text:style-name="P3"><text:span text:style-name="T1">80% кода программ связаны с обработкой ошибок;</text:span></text:p>
            <text:p text:style-name="P3"><text:span text:style-name="T1">Код = время + деньги.</text:span></text:p>
            <text:p text:style-name="P3"><text:span text:style-name="T1"/></text:p>
            <text:p text:style-name="P3"><text:span text:style-name="T1">Механизм исключений позволяет:</text:span></text:p>
            <text:p text:style-name="P3"><text:span text:style-name="T1">- типизировать ошибку, дополнить ее сообщением;</text:span></text:p>
            <text:p text:style-name="P3"><text:span text:style-name="T1">- доставить ошибку до обработчика;</text:span></text:p>
            <text:p text:style-name="P3"><text:span text:style-name="T1">- использовать полиморфизм при обработке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Исключения снаружи и внутри</text:p>
          </draw:text-box>
        </draw:frame>
        <draw:frame presentation:style-name="pr2" draw:text-style-name="P4" draw:layer="layout" svg:width="7.1cm" svg:height="9.134cm" svg:x="1.4cm" svg:y="3.683cm" presentation:class="subtitle" presentation:user-transformed="true">
          <draw:text-box>
            <text:p text:style-name="P3"><text:span text:style-name="T1">Try {</text:span></text:p>
            <text:p text:style-name="P3"><text:span text:style-name="T1"><text:s text:c="2"/></text:span><text:span text:style-name="T1">Foo();</text:span></text:p>
            <text:p text:style-name="P3"><text:span text:style-name="T1">} </text:span></text:p>
            <text:p text:style-name="P3"><text:span text:style-name="T1">catch(E1&amp;) {</text:span></text:p>
            <text:p text:style-name="P3"><text:span text:style-name="T1">}</text:span></text:p>
            <text:p text:style-name="P3"><text:span text:style-name="T1">Catch(E2&amp;) {</text:span></text:p>
            <text:p text:style-name="P3"><text:span text:style-name="T1">}</text:span></text:p>
          </draw:text-box>
        </draw:frame>
        <draw:frame presentation:style-name="pr4" draw:text-style-name="P4" draw:layer="layout" svg:width="7.1cm" svg:height="6.634cm" svg:x="17.5cm" svg:y="3.257cm">
          <draw:text-box>
            <text:p text:style-name="P3"><text:span text:style-name="T1">Тут картинка с регистрацией обработчика</text:span></text:p>
          </draw:text-box>
        </draw:frame>
        <draw:frame draw:style-name="gr2" draw:text-style-name="P5" draw:layer="layout" svg:width="19.768cm" svg:height="2.453cm" svg:x="1.232cm" svg:y="13.147cm">
          <draw:text-box>
            <text:p><text:span text:style-name="T1">Механизм просто выглядит, но имеет сложную реализацию, связан с ОС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Предпосылки</text:p>
          </draw:text-box>
        </draw:frame>
        <draw:frame presentation:style-name="pr2" draw:text-style-name="P4" draw:layer="layout" svg:width="25.199cm" svg:height="9.134cm" svg:x="1.4cm" svg:y="3.683cm" presentation:class="subtitle" presentation:user-transformed="true">
          <draw:text-box>
            <text:p text:style-name="P3"><text:span text:style-name="T1">В библиотеке Qt до … не использовались исключения, не используются они в проекте ЯндексБраузер.</text:span></text:p>
            <text:p text:style-name="P3"><text:span text:style-name="T1"/></text:p>
            <text:p text:style-name="P3"><text:span text:style-name="T1">… </text:span><text:span text:style-name="T1">в докладе … г. идет речь о том, что механизм исключений влияет на оптимизацию кода</text:span></text:p>
            <text:p text:style-name="P3"><text:span text:style-name="T1"/></text:p>
            <text:p text:style-name="P3"><text:span text:style-name="T1">Исключения нулевой стоимост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2" draw:text-style-name="P4" draw:layer="layout" svg:width="26.1cm" svg:height="9.134cm" svg:x="1.4cm" svg:y="3.683cm" presentation:class="subtitle" presentation:user-transformed="true">
          <draw:text-box>
            <text:p text:style-name="P3"><text:span text:style-name="T1">1. Исследовать влияние исключений на оптимизацию кода компилятором;</text:span></text:p>
            <text:p text:style-name="P3"><text:span text:style-name="T1">2. Оценить издержки механизма исключений по сравнению с возвратом кода ошибки на x64 архитектуре;</text:span></text:p>
            <text:p text:style-name="P3"><text:span text:style-name="T1">3. Получить данные о влиянии исключений на параллелизм программ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Исследовать влияние исключений на оптимизацию кода компилятором</text:span></text:p>
          </draw:text-box>
        </draw:frame>
        <draw:frame presentation:style-name="pr5" draw:text-style-name="P4" draw:layer="layout" svg:width="26.1cm" svg:height="9.91cm" svg:x="1.4cm" svg:y="3.295cm" presentation:class="subtitle" presentation:user-transformed="true">
          <draw:text-box>
            <text:p text:style-name="P3"><text:span text:style-name="T1">Пример — программа решения квадратных уравнений. Ошибкой считается случай, когда a=b=c=0.</text:span></text:p>
            <text:p text:style-name="P3"><text:span text:style-name="T1"/></text:p>
            <text:p text:style-name="P3"><text:span text:style-name="T1">Написано 2 версии программы — с возвратом кода ошибки и с исключениями. На вход поданы такие данные, что ошибка никогда не произойдет.</text:span></text:p>
            <text:p text:style-name="P3"><text:span text:style-name="T1"/></text:p>
            <text:p text:style-name="P3"><text:span text:style-name="T1">(Таблица с разными компиляторами — с каких там пор нулевая стоимость?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presentation:style-name="pr6" draw:text-style-name="P1" draw:layer="layout" svg:width="25.199cm" svg:height="3.304cm" svg:x="1.4cm" svg:y="0.291cm" presentation:class="title" presentation:user-transformed="true">
          <draw:text-box>
            <text:p text:style-name="P8"><text:span text:style-name="T2">2. </text:span><text:span text:style-name="T1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На вход программе подаются данные, приводящие к ошибкам с различной фиксированной вероятностью.</text:span></text:p>
            <text:p text:style-name="P3"><text:span text:style-name="T1"/></text:p>
            <text:p text:style-name="P8"><text:span text:style-name="T1">(Таблица с результатами для 0.1%, 1%, 5%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6" draw:text-style-name="P1" draw:layer="layout" svg:width="25.199cm" svg:height="3.304cm" svg:x="1.4cm" svg:y="0.291cm" presentation:class="title" presentation:user-transformed="true">
          <draw:text-box>
            <text:p text:style-name="P8"><text:span text:style-name="T2">2. </text:span><text:span text:style-name="T1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Исключения — альтернативный способ вернуть результат из функции. Позволяет вернуть значения любого типа. Программа запущена на наборах данных с 0.1% ошибок.</text:span></text:p>
            <text:p text:style-name="P3"><text:span text:style-name="T1"/></text:p>
            <text:p text:style-name="P8"><text:span text:style-name="T1">(Таблица с результатами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<text:span text:style-name="T2">3. Получить данные о влиянии исключений на параллелизм программы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Каждая из трех версий программ распараллелена средствами OpenMP.</text:span></text:p>
            <text:p text:style-name="P3"><text:span text:style-name="T1"/></text:p>
            <text:p text:style-name="P8"><text:span text:style-name="T1">(Таблица с результатами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2">Вывод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7T08:55:38.608000000</meta:creation-date>
    <dc:date>2023-10-27T09:32:39.645000000</dc:date>
    <meta:editing-duration>PT37M2S</meta:editing-duration>
    <meta:editing-cycles>3</meta:editing-cycles>
    <meta:generator>LibreOffice/7.4.3.2$Windows_X86_64 LibreOffice_project/1048a8393ae2eeec98dff31b5c133c5f1d08b890</meta:generator>
    <meta:document-statistic meta:object-count="62"/>
  </office:meta>
</office:document-meta>
</file>